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style:font-name="Tempus Sans ITC" fo:font-size="16pt" fo:font-weight="bold" style:font-size-asian="16pt" style:font-weight-asian="bold"/>
    </style:style>
    <style:style style:name="P2" style:family="paragraph" style:parent-style-name="Standard" style:list-style-name="WW8Num8"/>
    <style:style style:name="P3" style:family="paragraph" style:parent-style-name="Standard">
      <style:text-properties style:font-name="Tempus Sans ITC" fo:font-weight="bold" style:font-weight-asian="bold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5" style:family="paragraph" style:parent-style-name="Standard" style:list-style-name="WW8Num3"/>
    <style:style style:name="P6" style:family="paragraph" style:parent-style-name="Standard" style:list-style-name="WW8Num7"/>
    <style:style style:name="P7" style:family="paragraph" style:parent-style-name="Standard" style:list-style-name="WW8Num6"/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0" style:family="paragraph" style:parent-style-name="Standard" style:list-style-name="WW8Num1"/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 style:list-style-name="WW8Num9"/>
    <style:style style:name="P13" style:family="paragraph" style:parent-style-name="Standard" style:list-style-name="WW8Num4"/>
    <style:style style:name="P14" style:family="paragraph" style:parent-style-name="Standard">
      <style:paragraph-properties fo:margin-left="0in" fo:margin-right="0in" fo:text-indent="1.5in" style:auto-text-indent="false"/>
    </style:style>
    <style:style style:name="P15" style:family="paragraph" style:parent-style-name="Standard">
      <style:paragraph-properties fo:margin-left="0in" fo:margin-right="0in" fo:text-indent="1in" style:auto-text-indent="false"/>
    </style:style>
    <style:style style:name="P16" style:family="paragraph" style:parent-style-name="Standard">
      <style:paragraph-properties fo:margin-left="0in" fo:margin-right="0in" fo:text-indent="2in" style:auto-text-indent="false"/>
    </style:style>
    <style:style style:name="P17" style:family="paragraph" style:parent-style-name="Standard" style:list-style-name="WW8Num10"/>
    <style:style style:name="P18" style:family="paragraph" style:parent-style-name="Standard" style:list-style-name="WW8Num5"/>
    <style:style style:name="P19" style:family="paragraph" style:parent-style-name="Header">
      <style:paragraph-properties>
        <style:tab-stops/>
      </style:paragraph-properties>
    </style:style>
    <style:style style:name="T1" style:family="text">
      <style:text-properties fo:font-weight="bold" style:font-weight-asian="bol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7*" fo:start-indent="0.2457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sing- I Spear</text:p>
      <text:section text:style-name="Sect1" text:name="Section1">
        <text:list text:style-name="WW8Num8">
          <text:list-item>
            <text:p text:style-name="P2">Opening</text:p>
          </text:list-item>
          <text:list-item>
            <text:p text:style-name="P2">San Ti</text:p>
          </text:list-item>
          <text:list-item>
            <text:p text:style-name="P2">Half Step Thrust, then let tip fall</text:p>
          </text:list-item>
          <text:list-item>
            <text:p text:style-name="P2">Step back, salute and snap tip up</text:p>
          </text:list-item>
          <text:list-item>
            <text:p text:style-name="P2">Wood</text:p>
          </text:list-item>
          <text:list-item>
            <text:p text:style-name="P2">Step to T, and curl block to L</text:p>
          </text:list-item>
          <text:list-item>
            <text:p text:style-name="P2">Step out and high block with middle, step behind and low thrust</text:p>
          </text:list-item>
          <text:list-item>
            <text:p text:style-name="P2">Shave and thrust</text:p>
          </text:list-item>
          <text:list-item>
            <text:p text:style-name="P2">Step back and snap up tip, stand spotted</text:p>
          </text:list-item>
          <text:list-item>
            <text:p text:style-name="P2">Circle and sidestep</text:p>
          </text:list-item>
          <text:list-item>
            <text:p text:style-name="P2">Sideways Fire</text:p>
          </text:list-item>
          <text:list-item>
            <text:p text:style-name="P2">Backward Fire</text:p>
          </text:list-item>
          <text:list-item>
            <text:p text:style-name="P2">Forward thrust</text:p>
          </text:list-item>
          <text:list-item>
            <text:p text:style-name="P2">Earth</text:p>
          </text:list-item>
          <text:list-item>
            <text:p text:style-name="P2">Step back to cat and sweep to L</text:p>
          </text:list-item>
          <text:list-item>
            <text:p text:style-name="P2">Raise leg and switch to thirds</text:p>
          </text:list-item>
          <text:list-item>
            <text:p text:style-name="P2">4 steps around with and butt strike forward</text:p>
          </text:list-item>
          <text:list-item>
            <text:p text:style-name="P2">sweep low step forward to high block</text:p>
          </text:list-item>
          <text:list-item>
            <text:p text:style-name="P2">Block down and Yue Fei block, then thrust</text:p>
          </text:list-item>
          <text:list-item>
            <text:p text:style-name="P2">Step back to cat and sweep to R</text:p>
          </text:list-item>
          <text:list-item>
            <text:p text:style-name="P2">Raise leg and switch to thirds</text:p>
          </text:list-item>
          <text:list-item>
            <text:p text:style-name="P2">4 steps around with and butt strike forward</text:p>
          </text:list-item>
          <text:list-item>
            <text:p text:style-name="P2">sweep low step forward to high block</text:p>
          </text:list-item>
          <text:list-item>
            <text:p text:style-name="P2">Block down and Yue Fei block, then thrust</text:p>
          </text:list-item>
          <text:list-item>
            <text:p text:style-name="P2">(Short Set, go to 28 below) Turn with Metal: <text:s/>pivot butt strike to rear, then step through and downward cut</text:p>
          </text:list-item>
          <text:list-item>
            <text:p text:style-name="P2">Repeat going back and turn</text:p>
          </text:list-item>
          <text:list-item>
            <text:p text:style-name="P2">Perform wood thrust</text:p>
          </text:list-item>
          <text:list-item>
            <text:p text:style-name="P2">Pivot and butt strike, go to thirds flower twirl turning 180 and end high block, <text:s/>place weapon down and close</text:p>
          </text:list-item>
        </text:list>
        <text:p text:style-name="Standard"/>
        <text:p text:style-name="P3">Spear Elements:</text:p>
        <text:p text:style-name="P4">Wood</text:p>
        <text:list text:style-name="WW8Num3">
          <text:list-item>
            <text:p text:style-name="P5">T step and Curl Block</text:p>
          </text:list-item>
          <text:list-item>
            <text:p text:style-name="P5">Chicken and Block out</text:p>
          </text:list-item>
          <text:list-item>
            <text:p text:style-name="P5">Follow Step Thrust</text:p>
          </text:list-item>
        </text:list>
        <text:p text:style-name="P4"/>
        <text:p text:style-name="P4">Water</text:p>
        <text:list text:style-name="WW8Num7">
          <text:list-item>
            <text:p text:style-name="P6">Shave down blocking spear down with the haft, then squirt up in a thrust</text:p>
          </text:list-item>
          <text:list-item>
            <text:p text:style-name="P6">Block holds the opponent's spear down.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>Earth:</text:p>
        <text:list text:style-name="WW8Num6">
          <text:list-item>
            <text:p text:style-name="P7">Pad step and spread grip</text:p>
          </text:list-item>
          <text:list-item>
            <text:p text:style-name="P7">Pull out and toe out knee break</text:p>
          </text:list-item>
          <text:list-item>
            <text:p text:style-name="P7">Step down and jab high</text:p>
          </text:list-item>
          <text:list-item>
            <text:p text:style-name="P7">Shave and Thrust</text:p>
          </text:list-item>
        </text:list>
        <text:p text:style-name="P8"/>
        <text:p text:style-name="P9">Fire:</text:p>
        <text:list text:style-name="WW8Num1">
          <text:list-item>
            <text:p text:style-name="P10">Block with haft, slice with blade</text:p>
          </text:list-item>
          <text:list-item>
            <text:p text:style-name="P10">Block to open side: Follow step.</text:p>
          </text:list-item>
          <text:list-item>
            <text:p text:style-name="P10">Block to closed side: tuck right hand under L arm and follow step.</text:p>
          </text:list-item>
        </text:list>
        <text:p text:style-name="Standard"/>
        <text:p text:style-name="P4">Metal</text:p>
        <text:list text:style-name="WW8Num3">
          <text:list-item>
            <text:p text:style-name="P5">Chop down or snap up (inverted metal)</text:p>
          </text:list-item>
          <text:list-item>
            <text:p text:style-name="P5">Short: circle and chop with follow step</text:p>
          </text:list-item>
          <text:list-item>
            <text:p text:style-name="P5">Long: circle, step left right and chop down with L follow step</text:p>
          </text:list-item>
        </text:list>
        <text:p text:style-name="Standard"/>
        <text:p text:style-name="P11"><text:span text:style-name="T1">Shaving:</text:span> using side of spear on a pole, rub up and down use the legs, not the arms <text:s/></text:p>
        <text:p text:style-name="P11"/>
        <text:list text:style-name="WW8Num9">
          <text:list-item>
            <text:p text:style-name="P12">To block a thrust: <text:s/>shave down and thrust (General Guang Style)</text:p>
          </text:list-item>
        </text:list>
        <text:list text:style-name="WW8Num4">
          <text:list-item>
            <text:p text:style-name="P13">To block a low thrust: shave up and thrust</text:p>
          </text:list-item>
          <text:list-item>
            <text:p text:style-name="P13">Both blocks use spear edge to cut the opponent’s forward hand on the shave.</text:p>
          </text:list-item>
        </text:list>
        <text:p text:style-name="P14"/>
        <text:p text:style-name="Standard"/>
        <text:p text:style-name="P15"/>
        <text:p text:style-name="P16"/>
        <text:p text:style-name="P4">2 Person Jab Drill</text:p>
        <text:list text:style-name="WW8Num10">
          <text:list-item>
            <text:p text:style-name="P17">4 follow steps, attack heart, shoulder, knee, throat.</text:p>
          </text:list-item>
          <text:list-item>
            <text:p text:style-name="P17">Opponent backward follow step blocking</text:p>
          </text:list-item>
        </text:list>
        <text:p text:style-name="Standard"/>
        <text:p text:style-name="P4">Spear targets:</text:p>
        <text:list text:style-name="WW8Num5">
          <text:list-item>
            <text:p text:style-name="P18">Throat: to kill</text:p>
          </text:list-item>
          <text:list-item>
            <text:p text:style-name="P18">Shoulder: to stop forward motion</text:p>
          </text:list-item>
          <text:list-item>
            <text:p text:style-name="P18">Heart: to kill</text:p>
          </text:list-item>
          <text:list-item>
            <text:p text:style-name="P18">Knee: to stop forward motion.</text:p>
          </text:list-item>
        </text:list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9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16pt" style:font-size-asian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empus Sans ITC" fo:language="none" fo:country="none" style:language-asian="none" style:country-asian="none"/>
    </style:style>
    <style:style style:name="T2" style:family="text">
      <style:text-properties style:font-name="Tempus Sans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United Martial Arts of Plymouth</text:p>
        <text:p text:style-name="P2"><draw:line text:anchor-type="char" draw:z-index="1" draw:style-name="gr1" draw:text-style-name="P3" svg:x1="0in" svg:y1="0.2098in" svg:x2="6.5in" svg:y2="0.2098in"><text:p/></draw:line><text:span text:style-name="T1">10760 W. Hwy. 55</text:span><text:span text:style-name="T2"> Plymouth MN 554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Hsing- I Spear</dc:title>
    <meta:initial-creator>Nik Ogura</meta:initial-creator>
    <meta:creation-date>2002-12-09T17:14:00</meta:creation-date>
    <dc:date>2006-07-08T14:31:13</dc:date>
    <meta:print-date>2002-12-09T17:14:00</meta:print-date>
    <dc:language>en-US</dc:language>
    <meta:editing-cycles>2</meta:editing-cycles>
    <meta:editing-duration>PT40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4" meta:word-count="393" meta:character-count="2049"/>
  </office:meta>
</office:document-meta>
</file>